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background-color="#FFFF00"/>
    </style:style>
    <style:style style:name="T18" style:parent-style-name="instrukce" style:family="text">
      <style:text-properties fo:color="#000000"/>
    </style:style>
    <style:style style:name="T19" style:parent-style-name="instrukce" style:family="text">
      <style:text-properties fo:color="#000000"/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tandardnípísmoodstav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7/2019<text:bookmark-end text:name="Text14"/></text:p>
            <text:p text:style-name="Normální">KVOP-34926/2019<text:bookmark-end text:name="Text2"/></text:p>
            <text:p text:style-name="Normální"><text:bookmark-start text:name="Text6"/>31. 07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. Š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Š.,</text:p>
      <text:p text:style-name="Základnítext">dne 31. 7. 2019 byla do Kanceláře veřejného ochránce práv doručena Vaše žádost podle zákona č. 106/1999 Sb., o svobodném přístupu k informacím, ve znění pozdějších předpisů, kterou žádáte o zaslání nového sborníku stanovisek veřejného ochránce práv – Vězeňství II.</text:p>
      <text:p text:style-name="Základnítext">Ve smyslu zákona o svobodném přístupu k informacím Vám<text:s/><text:span text:style-name="Silné">informaci poskytuji</text:span><text:s/>a v příloze zasílám Sborník stanovisek veřejného ochránce práv – Vězeňství II z roku 2019.</text:p>
      <text:p text:style-name="Základnítext">S pozdravem</text:p>
      <text:p text:style-name="P17"/>
      <text:p text:style-name="podpis">Mgr. Petra Zdražilová<text:s/>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<text:span text:style-name="T18">Příloha</text:span><text:span text:style-name="T19">:</text:span></text:p>
      <text:p text:style-name="P20"><text:span text:style-name="T21">Sborník stanov</text:span><text:span text:style-name="T22">isek veřejného ochránce práv – V</text:span><text:span text:style-name="T23">ězeňství II (2019)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OR7A*</text:span>*KVOPX009OR7A*</text:p>
        <text:p text:style-name="P12"><text:span text:style-name="T13">KVOPX009OR7A</text:span>KVOPX009OR7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2T08:50:00Z</meta:creation-date>
    <dc:date>2019-09-02T08:50:00Z</dc:date>
    <meta:print-date>2019-07-31T12:2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18" meta:character-count="814" meta:row-count="5" meta:non-whitespace-character-count="697"/>
  </office:meta>
</office:document-meta>
</file>